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36"/>
    <style:style style:name="ce14" style:family="table-cell" style:parent-style-name="Default" style:data-style-name="N2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6.82625cm"/>
    </style:style>
    <style:style style:name="co18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4" table:number-columns-repeated="1002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3" table:default-cell-style-name="ce1"/>
        <table:table-column table:style-name="co5" table:number-columns-repeated="6" table:default-cell-style-name="ce7"/>
        <table:table-row table:style-name="ro1">
          <table:table-cell table:style-name="ce4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5">
            <text:p>r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-1" table:style-name="ce7">
            <text:p>-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0.66" table:style-name="ce7">
            <text:p>-0.66</text:p>
          </table:table-cell>
          <table:table-cell office:value-type="float" office:value="-0.05" table:style-name="ce7">
            <text:p>-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0.34" table:style-name="ce7">
            <text:p>-0.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-1" table:style-name="ce7">
            <text:p>-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95" table:style-name="ce7">
            <text:p>0.95</text:p>
          </table:table-cell>
          <table:table-cell office:value-type="float" office:value="-1" table:style-name="ce7">
            <text:p>-1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7"/>
        </table:table-row>
        <table:table-row table:number-rows-repeated="1048569" table:style-name="ro3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7"/>
        <table:table-column table:style-name="co5" table:number-columns-repeated="15359" table:default-cell-style-name="ce7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5">
            <text:p>r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3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0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3" table:style-name="ro1">
          <table:table-cell table:number-columns-repeated="11" table:style-name="ce9"/>
          <table:table-cell table:number-columns-repeated="16373"/>
        </table:table-row>
        <table:table-row table:number-rows-repeated="1048565" table:style-name="ro3">
          <table:table-cell table:number-columns-repeated="16384"/>
        </table:table-row>
      </table:table>
      <table:table table:name="KA" table:style-name="ta2">
        <table:table-column table:style-name="co1" table:number-columns-repeated="9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3" table:default-cell-style-name="ce1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5">
            <text:p>r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16373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3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3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table:style-name="ce9"/>
          <table:table-cell table:style-name="ce6"/>
          <table:table-cell table:number-columns-repeated="2" table:style-name="ce9"/>
          <table:table-cell table:number-columns-repeated="16373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9"/>
          <table:table-cell table:style-name="ce6"/>
          <table:table-cell table:number-columns-repeated="2" table:style-name="ce9"/>
          <table:table-cell table:number-columns-repeated="16373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0" table:style-name="ce11">
            <text:p>5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3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3"/>
        </table:table-row>
        <table:table-row table:style-name="ro4">
          <table:table-cell table:number-columns-repeated="11" table:style-name="ce10"/>
          <table:table-cell table:number-columns-repeated="16373"/>
        </table:table-row>
        <table:table-row table:number-rows-repeated="2" table:style-name="ro4">
          <table:table-cell table:number-columns-repeated="9" table:style-name="ce9"/>
          <table:table-cell table:number-columns-repeated="2" table:style-name="ce10"/>
          <table:table-cell table:number-columns-repeated="16373"/>
        </table:table-row>
        <table:table-row table:style-name="ro4">
          <table:table-cell table:number-columns-repeated="11" table:style-name="ce9"/>
          <table:table-cell table:number-columns-repeated="16373"/>
        </table:table-row>
        <table:table-row table:number-rows-repeated="2" table:style-name="ro1">
          <table:table-cell table:number-columns-repeated="9" table:style-name="ce3"/>
          <table:table-cell table:number-columns-repeated="2" table:style-name="ce9"/>
          <table:table-cell table:number-columns-repeated="16373"/>
        </table:table-row>
        <table:table-row table:number-rows-repeated="3" table:style-name="ro1">
          <table:table-cell table:number-columns-repeated="9" table:style-name="ce3"/>
          <table:table-cell table:number-columns-repeated="16375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8"/>
        <table:table-column table:style-name="co14" table:default-cell-style-name="ce8"/>
        <table:table-column table:style-name="co8" table:default-cell-style-name="ce8"/>
        <table:table-column table:style-name="co4" table:default-cell-style-name="ce8"/>
        <table:table-column table:style-name="co15" table:default-cell-style-name="ce8"/>
        <table:table-column table:style-name="co16" table:default-cell-style-name="ce8"/>
        <table:table-column table:style-name="co4" table:default-cell-style-name="ce8"/>
        <table:table-column table:style-name="co4" table:number-columns-repeated="1000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64" table:default-cell-style-name="ce1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5">
            <text:p>r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kcat_f</text:p>
          </table:table-cell>
          <table:table-cell office:value-type="float" office:value="200" table:style-name="ce13">
            <text:p>200.0000</text:p>
          </table:table-cell>
          <table:table-cell office:value-type="float" office:value="7.3845999999999998" table:style-name="ce13">
            <text:p>7.3846</text:p>
          </table:table-cell>
          <table:table-cell office:value-type="float" office:value="9.8003999999999998" table:style-name="ce13">
            <text:p>9.8004</text:p>
          </table:table-cell>
          <table:table-cell office:value-type="float" office:value="140" table:style-name="ce14">
            <text:p>140.00</text:p>
          </table:table-cell>
          <table:table-cell office:value-type="float" office:value="140" table:style-name="ce14">
            <text:p>140.00</text:p>
          </table:table-cell>
          <table:table-cell office:value-type="float" office:value="4.5" table:style-name="ce14">
            <text:p>4.50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kcat_b</text:p>
          </table:table-cell>
          <table:table-cell office:value-type="float" office:value="40" table:style-name="ce13">
            <text:p>40.0000</text:p>
          </table:table-cell>
          <table:table-cell office:value-type="float" office:value="1.47692" table:formula="of:=[.C2]/5" table:style-name="ce13">
            <text:p>1.4769</text:p>
          </table:table-cell>
          <table:table-cell office:value-type="float" office:value="1.96008" table:formula="of:=[.D2]/5" table:style-name="ce13">
            <text:p>1.9601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table:number-columns-repeated="16377"/>
        </table:table-row>
        <table:table-row table:number-rows-repeated="1048573" table:style-name="ro3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8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table:number-columns-repeated="4" table:style-name="ce8"/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8">
            <text:p>rho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table:number-columns-repeated="5" table:style-name="ce8"/>
          <table:table-cell table:number-columns-repeated="16358"/>
        </table:table-row>
        <table:table-row table:style-name="ro1">
          <table:table-cell office:value-type="string" table:style-name="ce9">
            <text:p>x_C</text:p>
          </table:table-cell>
          <table:table-cell office:value-type="float" office:value="1" table:style-name="ce8">
            <text:p>1</text:p>
          </table:table-cell>
          <table:table-cell office:value-type="float" office:value="0.71428571428571397" table:style-name="ce8">
            <text:p>0.714285714</text:p>
          </table:table-cell>
          <table:table-cell office:value-type="float" office:value="0.51020408163265396" table:style-name="ce8">
            <text:p>0.510204082</text:p>
          </table:table-cell>
          <table:table-cell office:value-type="float" office:value="0.364431486880466" table:style-name="ce8">
            <text:p>0.364431487</text:p>
          </table:table-cell>
          <table:table-cell office:value-type="float" office:value="0.26030820491461998" table:style-name="ce8">
            <text:p>0.260308205</text:p>
          </table:table-cell>
          <table:table-cell office:value-type="float" office:value="0.18593443208187099" table:style-name="ce8">
            <text:p>0.185934432</text:p>
          </table:table-cell>
          <table:table-cell office:value-type="float" office:value="0.132810308629908" table:style-name="ce8">
            <text:p>0.132810309</text:p>
          </table:table-cell>
          <table:table-cell office:value-type="float" office:value="9.4864506164219806E-2" table:style-name="ce8">
            <text:p>0.094864506</text:p>
          </table:table-cell>
          <table:table-cell office:value-type="float" office:value="6.7760361545871395E-2" table:style-name="ce8">
            <text:p>0.067760362</text:p>
          </table:table-cell>
          <table:table-cell office:value-type="float" office:value="4.8400258247050999E-2" table:style-name="ce8">
            <text:p>0.048400258</text:p>
          </table:table-cell>
          <table:table-cell office:value-type="float" office:value="3.4571613033607798E-2" table:style-name="ce8">
            <text:p>0.034571613</text:p>
          </table:table-cell>
          <table:table-cell office:value-type="float" office:value="2.4694009309719801E-2" table:style-name="ce8">
            <text:p>0.024694009</text:p>
          </table:table-cell>
          <table:table-cell office:value-type="float" office:value="1.7638578078371301E-2" table:style-name="ce8">
            <text:p>0.017638578</text:p>
          </table:table-cell>
          <table:table-cell office:value-type="float" office:value="1.2598984341693801E-2" table:style-name="ce8">
            <text:p>0.012598984</text:p>
          </table:table-cell>
          <table:table-cell office:value-type="float" office:value="8.9992745297813002E-3" table:style-name="ce8">
            <text:p>0.008999275</text:p>
          </table:table-cell>
          <table:table-cell office:value-type="float" office:value="6.4280532355580596E-3" table:style-name="ce8">
            <text:p>0.006428053</text:p>
          </table:table-cell>
          <table:table-cell office:value-type="float" office:value="4.5914665968272003E-3" table:style-name="ce8">
            <text:p>0.004591467</text:p>
          </table:table-cell>
          <table:table-cell office:value-type="float" office:value="3.2796189977337201E-3" table:style-name="ce8">
            <text:p>0.003279619</text:p>
          </table:table-cell>
          <table:table-cell office:value-type="float" office:value="2.3425849983812201E-3" table:style-name="ce8">
            <text:p>0.002342585</text:p>
          </table:table-cell>
          <table:table-cell office:value-type="float" office:value="1.6732749988437299E-3" table:style-name="ce8">
            <text:p>0.001673275</text:p>
          </table:table-cell>
          <table:table-cell table:number-columns-repeated="4" table:style-name="ce8"/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25" table:style-name="ce8"/>
          <table:table-cell table:number-columns-repeated="964" table:style-name="ce3"/>
          <table:table-cell table:number-columns-repeated="15395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2">
        <table:table-column table:style-name="co1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4">
          <table:table-cell table:style-name="ce1"/>
          <table:table-cell office:value-type="string" table:style-name="ce10">
            <text:p>functions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x(t)</text:p>
          </table:table-cell>
          <table:table-cell office:value-type="string" table:style-name="ce10">
            <text:p>xt &lt;-function(t) c(100)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dx/dt</text:p>
          </table:table-cell>
          <table:table-cell office:value-type="string" table:style-name="ce10">
            <text:p>dxdt &lt;- function(t) c(0)</text:p>
          </table:table-cell>
          <table:table-cell table:number-columns-repeated="16382"/>
        </table:table-row>
        <table:table-row table:number-rows-repeated="1048573" table:style-name="ro4">
          <table:table-cell table:number-columns-repeated="16384"/>
        </table:table-row>
      </table:table>
      <table:table table:name="q" table:style-name="ta2">
        <table:table-column table:style-name="co1" table:number-columns-repeated="11" table:default-cell-style-name="ce1"/>
        <table:table-column table:style-name="co5" table:number-columns-repeated="16373" table:default-cell-style-name="ce1"/>
        <table:table-row table:style-name="ro1">
          <table:table-cell table:style-name="ce10"/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8">
            <text:p>r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10">
            <text:p>q0</text:p>
          </table:table-cell>
          <table:table-cell office:value-type="float" office:value="1" table:style-name="ce10">
            <text:p>1</text:p>
          </table:table-cell>
          <table:table-cell office:value-type="float" office:value="0.8" table:style-name="ce10">
            <text:p>0.8</text:p>
          </table:table-cell>
          <table:table-cell office:value-type="float" office:value="0.6" table:style-name="ce10">
            <text:p>0.6</text:p>
          </table:table-cell>
          <table:table-cell office:value-type="float" office:value="0.5" table:style-name="ce10">
            <text:p>0.5</text:p>
          </table:table-cell>
          <table:table-cell office:value-type="float" office:value="0.5" table:style-name="ce10">
            <text:p>0.5</text:p>
          </table:table-cell>
          <table:table-cell office:value-type="float" office:value="0.4" table:style-name="ce10">
            <text:p>0.4</text:p>
          </table:table-cell>
          <table:table-cell table:number-columns-repeated="4" table:style-name="ce10"/>
          <table:table-cell table:number-columns-repeated="16373"/>
        </table:table-row>
        <table:table-row table:style-name="ro4">
          <table:table-cell office:value-type="string" table:style-name="ce10">
            <text:p>dq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4">
          <table:table-cell table:number-columns-repeated="3" table:style-name="ce10"/>
          <table:table-cell table:number-columns-repeated="16381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"/>
        <table:table-row table:style-name="ro1">
          <table:table-cell office:value-type="string" table:style-name="ce10">
            <text:p>mu</text:p>
          </table:table-cell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8">
            <text:p>r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3" table:style-name="ce1"/>
        </table:table-row>
        <table:table-row table:style-name="ro4">
          <table:table-cell office:value-type="float" office:value="1" table:style-name="ce10">
            <text:p>1</text:p>
          </table:table-cell>
          <table:table-cell office:value-type="float" office:value="0.3" table:style-name="ce10">
            <text:p>0.3</text:p>
          </table:table-cell>
          <table:table-cell office:value-type="float" office:value="0.2" table:style-name="ce10">
            <text:p>0.2</text:p>
          </table:table-cell>
          <table:table-cell office:value-type="float" office:value="7.0000000000000007E-2" table:style-name="ce10">
            <text:p>0.07</text:p>
          </table:table-cell>
          <table:table-cell office:value-type="float" office:value="2.7E-2" table:style-name="ce10">
            <text:p>0.027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.4" table:style-name="ce10">
            <text:p>0.4</text:p>
          </table:table-cell>
          <table:table-cell table:number-columns-repeated="4" table:style-name="ce10"/>
          <table:table-cell table:number-columns-repeated="16373" table:style-name="ce1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6" table:style-name="ro4">
          <table:table-cell table:number-columns-repeated="2" table:style-name="ce1"/>
          <table:table-cell table:number-columns-repeated="10" table:style-name="ce10"/>
          <table:table-cell table:number-columns-repeated="16372"/>
        </table:table-row>
        <table:table-row table:number-rows-repeated="2" table:style-name="ro4">
          <table:table-cell table:number-columns-repeated="2"/>
          <table:table-cell table:number-columns-repeated="10" table:style-name="ce10"/>
          <table:table-cell table:number-columns-repeated="16372"/>
        </table:table-row>
        <table:table-row table:number-rows-repeated="1048558" table:style-name="ro3">
          <table:table-cell table:number-columns-repeated="16384"/>
        </table:table-row>
      </table:table>
      <table:table table:name="min_phi" table:style-name="ta4">
        <table:table-column table:style-name="co18" table:number-columns-repeated="6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8">
            <text:p>r</text:p>
          </table:table-cell>
          <table:table-cell table:number-columns-repeated="16378"/>
        </table:table-row>
        <table:table-row table:style-name="ro4"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" table:style-name="ce10">
            <text:p>0</text:p>
          </table:table-cell>
          <table:table-cell table:number-columns-repeated="16378"/>
        </table:table-row>
        <table:table-row table:number-rows-repeated="1048574" table:style-name="ro5">
          <table:table-cell table:number-columns-repeated="16384"/>
        </table:table-row>
      </table:table>
      <table:table table:name="min_f" table:style-name="ta3">
        <table:table-column table:style-name="co4" table:number-columns-repeated="16384" table:default-cell-style-name="ce1"/>
        <table:table-row table:style-name="ro1"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8">
            <text:p>r</text:p>
          </table:table-cell>
          <table:table-cell table:number-columns-repeated="16378"/>
        </table:table-row>
        <table:table-row table:style-name="ro4"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/>
        </table:table-row>
        <table:table-row table:number-rows-repeated="104857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 number:language="en" number:country="US">
      <number:number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Diana Széliová</dc:creator>
    <dc:date>2024-10-31T15:31:11Z</dc:date>
    <meta:editing-cycles>164</meta:editing-cycles>
    <meta:editing-duration>PT25124S</meta:editing-duration>
  </office:meta>
</office:document-meta>
</file>